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pos per org" table:style-name="ta1">
        <table:shapes>
          <draw:frame draw:z-index="0" draw:style-name="gr1" draw:text-style-name="P1" svg:width="511.2pt" svg:height="305.69pt" svg:x="192.02pt" svg:y="76.05pt">
            <loext:p draw:notify-on-update-of-ranges="'Repos per org'.A1:'Repos per org'.A1 'Repos per org'.A2:'Repos per org'.A7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repos</text:p>
          </table:table-cell>
          <table:table-cell office:value-type="string" calcext:value-type="string">
            <text:p>or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og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shicor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la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ck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eo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tchell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ky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taxi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tt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knw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conshreveab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adfit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degangs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rill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erkitoBi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f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cthom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tl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ti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griu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pif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urcegrap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oudfla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deskybl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ocoo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vechene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o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st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ast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cebookg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thu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liderl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craf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sur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rok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is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fluxd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effai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ingwe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moir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wild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elseyhightow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s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crowle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nstro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urcoo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artystree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etch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ulca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Ro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enDa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lab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w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nbjohns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mizera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rntSush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po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nkalt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imeraCo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rislus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oudfound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aha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chba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osbymicha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zn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kare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ghubb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integr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ickle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loSotti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glem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ne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ybu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g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rn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circui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ogleCloudPlatfor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nw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landa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and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ich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grigori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frazel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graham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inz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mcvet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nd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usho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stemm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teeuw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lienschmid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in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uspo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bernet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kasmartinel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stermind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cuadr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gut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hol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ndrefram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jibs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ochromega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em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zil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nopac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tefin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ts-i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trous-i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sqi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tlab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s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container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shif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l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ss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ch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mind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chardKno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bpik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bine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ddonta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elterjoh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ynetservic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rgrav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eadwa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cnks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rry-Ma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o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sur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ylertrea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roll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lya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kt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vidCorte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avework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aho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inqiw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osss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chlat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ofcoi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secon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ronlift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b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alephSto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ju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nan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onov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rianc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vancedlog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elsabba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hmetalpbalk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iso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jhag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jst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jv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henak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rennmai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ta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br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exanderGug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exfli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fredx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phaze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croli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ewchamb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ew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ewstu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0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oineAugust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onholmqu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edTru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kato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anl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gusdus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k-la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naudd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sch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wal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askev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ciine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eli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dg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zaczy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mz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nth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nybu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z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eg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mas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nman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bea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vesear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d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gdanov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ltd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ot2doc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sun-moni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adrydzews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aintre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andow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uceh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utel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csu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g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r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9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mlist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b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darw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dipao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ntrifug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nturyLinkL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spa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nxueho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ggaa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ihay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zy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hu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scoClou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a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arkduv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ipperhou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udfoundry-incub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uds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ccodril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ckroachd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tainera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o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orm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Irw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stabula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eybutl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te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ylano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si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guy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pca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yfdecy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f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4l3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Y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ncann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nders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vecg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vidlaz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borzo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ch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doll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erpan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nisenk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rekpar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graph-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grijalv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di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gitaloc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ned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ren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posaBo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jherb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kerboa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ker-exe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ker-inf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op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gest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ub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ugbl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ug-mart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iske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pbo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hear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hi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llgiul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vyuko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ge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ig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pac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ffici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hazlet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kan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knk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aza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v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ilevau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irpas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obra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icLagergr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there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uphoria-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ercis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zotra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cet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ori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ashm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i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s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uff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yn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ynn-arch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ou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xiaohe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vbo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zi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chainc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ertJoh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gau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lanter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quj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n-gon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tcha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za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am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auth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bootstr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cq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erla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ffe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fsnotif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gite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gi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gl-leg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g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go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goma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gor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graphic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ina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k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lang-ch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lang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llv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macar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mang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marti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mg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ogolle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pherj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playgrou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pyt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q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ra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red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res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sex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sql-driv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swagg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valid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x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ya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-zo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mg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mmarl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phite-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phql-g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p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yu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2n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b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xp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dzo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log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nrylee2c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ma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ly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tonwo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uzuoGu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wey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pclou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pro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c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178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acnle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gow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ybridgro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yperh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buildtheclou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g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g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kProje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elsdi-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erag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pf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ck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ckp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dekl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escu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iemccrind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w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ytayl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ben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bruk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cla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cug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ansfi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ffall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hia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sevd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mmyku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lhaw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mhodg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elOt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ewal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erna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rdan-w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sephyzho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y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rallis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roimart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i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egun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st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waldri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0kubu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buk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h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rdian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llydun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dom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siel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nad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bolo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d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syanMed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sim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yledayt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bst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urent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zywe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ekch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sencryp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vigr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bgi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kexi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ked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opla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b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casb-ey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n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x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x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yricalSecur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yric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3ng9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kerel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da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dhurja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lgu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lho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nishrja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nymin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kba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mela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tini-contri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u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ttbai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t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fellow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rca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s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sosp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haeld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haelmacinn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haelmalte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haelsau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cosm-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ek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spo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theprogramm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losgajdos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n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la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ka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ndri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ngod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nst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ntanaflyn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ovwe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zilla-servic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perh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reifers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me55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nobox-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th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tvaru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f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gmoc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sny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tu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emey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lop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u7h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widg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YTim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g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iko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lah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leia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lekukon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liv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m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me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io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y-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ti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toole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bra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ysterboo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hyde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nurze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sePlatf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trickm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ulbella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yp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bb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c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ngwyn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erbourg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er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hus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err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ngc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ran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k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ksunka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intlan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aris1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quer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asmuss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av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et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ject-ir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methe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ydoni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ini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Leelu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arns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bitProduc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i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ckspa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inyca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ngelRe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pha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pidlo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venac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bornd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neckbea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mogat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hNe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t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lmcphers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bertkrim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bfi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s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ben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by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ed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r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yanbressl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yandotsmi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yanskidm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al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u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born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o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usheo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aling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hachm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ttfe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condb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iflotf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n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vly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adowsoc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aosh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az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ell9090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ro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opsp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onWaldhe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on-whiteh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p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rups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jwhitwor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yd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i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cketpl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ndclou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sll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h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ephens2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evedonov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ianeikel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angelo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dygola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bosi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moLog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f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rgem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v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ncth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ndt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3rm1n4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ka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rdisg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dewol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ale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h-cm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fryscor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jer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o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rottl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an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gl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nyli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ano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leyd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be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byhe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nistiig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sc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ivag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stmas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stpa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sen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umbl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ykTechnolog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yler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gor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lu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ger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qu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2ra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riadic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dobl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andc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ctorco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shvanan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sua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mihailenc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mwa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o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oltFramewo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z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lter-c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ndoul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wandc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nd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ll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llnorr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kiv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eipuu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enol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i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jdre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lv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ordataexchan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ta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ypro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l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h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iel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outub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uda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u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vasiyaro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enaz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imbat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iute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xh0</text:p>
          </table:table-cell>
        </table:table-row>
      </table:table>
      <table:table table:name="Created" table:style-name="ta1">
        <table:shapes>
          <draw:frame draw:z-index="0" draw:style-name="gr1" draw:text-style-name="P1" svg:width="511.23pt" svg:height="307.22pt" svg:x="191.2pt" svg:y="76.03pt">
            <loext:p draw:notify-on-update-of-ranges="Created.A2:Created.A71 Created.B1:Created.B1 Created.B2:Created.B7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Number of created repos</text:p>
          </table:table-cell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3" calcext:value-type="float">
            <text:p>3</text:p>
          </table:table-cell>
        </table:table-row>
      </table:table>
      <table:table table:name="Updated" table:style-name="ta1">
        <table:shapes>
          <draw:frame draw:z-index="0" draw:style-name="gr1" draw:text-style-name="P1" svg:width="511.48pt" svg:height="295.34pt" svg:x="192.5pt" svg:y="75.86pt">
            <loext:p draw:notify-on-update-of-ranges="Updated.A1:Updated.A1 Updated.A2:Updated.A42 Updated.B1:Updated.B1 Updated.B2:Updated.B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5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Updated</text:p>
          </table:table-cell>
          <table:table-cell office:value-type="string" calcext:value-type="string">
            <text:p>count</text:p>
          </table:table-cell>
          <table:table-cell table:number-columns-repeated="14"/>
          <table:table-cell table:style-name="Default"/>
          <table:table-cell/>
        </table:table-row>
        <table:table-row table:style-name="ro1">
          <table:table-cell office:value-type="date" office:date-value="2015-09-23" calcext:value-type="date">
            <text:p>2015-09-2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date" office:date-value="2015-09-23" calcext:value-type="date">
            <text:p>2015-09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5-11-04" calcext:value-type="date">
            <text:p>2015-11-04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date" office:date-value="2015-11-04" calcext:value-type="date">
            <text:p>2015-11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11-05" calcext:value-type="date">
            <text:p>2015-11-05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date" office:date-value="2015-11-05" calcext:value-type="date">
            <text:p>2015-11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5-11-10" calcext:value-type="date">
            <text:p>2015-11-1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date" office:date-value="2015-11-10" calcext:value-type="date">
            <text:p>2015-11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5-11-13" calcext:value-type="date">
            <text:p>2015-11-13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date" office:date-value="2015-11-13" calcext:value-type="date">
            <text:p>2015-11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11-14" calcext:value-type="date">
            <text:p>2015-11-14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date" office:date-value="2015-11-14" calcext:value-type="date">
            <text:p>2015-11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5-11-16" calcext:value-type="date">
            <text:p>2015-11-16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date" office:date-value="2015-11-16" calcext:value-type="date">
            <text:p>2015-11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5-11-21" calcext:value-type="date">
            <text:p>2015-11-2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date" office:date-value="2015-11-21" calcext:value-type="date">
            <text:p>2015-11-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11-24" calcext:value-type="date">
            <text:p>2015-11-24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date" office:date-value="2015-11-24" calcext:value-type="date">
            <text:p>2015-11-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5-11-27" calcext:value-type="date">
            <text:p>2015-11-27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date" office:date-value="2015-11-27" calcext:value-type="date">
            <text:p>2015-11-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11-29" calcext:value-type="date">
            <text:p>2015-11-29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date" office:date-value="2015-11-29" calcext:value-type="date">
            <text:p>2015-11-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11-30" calcext:value-type="date">
            <text:p>2015-11-3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date" office:date-value="2015-11-30" calcext:value-type="date">
            <text:p>2015-11-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date" office:date-value="2015-12-01" calcext:value-type="date">
            <text:p>2015-12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5-12-05" calcext:value-type="date">
            <text:p>2015-12-05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date" office:date-value="2015-12-05" calcext:value-type="date">
            <text:p>2015-12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12-06" calcext:value-type="date">
            <text:p>2015-12-06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date" office:date-value="2015-12-06" calcext:value-type="date">
            <text:p>2015-12-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5-12-08" calcext:value-type="date">
            <text:p>2015-12-08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date" office:date-value="2015-12-08" calcext:value-type="date">
            <text:p>2015-12-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5-12-09" calcext:value-type="date">
            <text:p>2015-12-09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date" office:date-value="2015-12-09" calcext:value-type="date">
            <text:p>2015-12-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5-12-10" calcext:value-type="date">
            <text:p>2015-12-10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date" office:date-value="2015-12-10" calcext:value-type="date">
            <text:p>2015-12-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5-12-11" calcext:value-type="date">
            <text:p>2015-12-11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date" office:date-value="2015-12-11" calcext:value-type="date">
            <text:p>2015-12-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5-12-12" calcext:value-type="date">
            <text:p>2015-12-12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date" office:date-value="2015-12-12" calcext:value-type="date">
            <text:p>2015-12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5-12-13" calcext:value-type="date">
            <text:p>2015-12-13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date" office:date-value="2015-12-13" calcext:value-type="date">
            <text:p>2015-12-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5-12-14" calcext:value-type="date">
            <text:p>2015-12-14</text:p>
          </table:table-cell>
          <table:table-cell office:value-type="float" office:value="6" calcext:value-type="float">
            <text:p>6</text:p>
          </table:table-cell>
          <table:table-cell table:number-columns-repeated="14"/>
          <table:table-cell office:value-type="date" office:date-value="2015-12-14" calcext:value-type="date">
            <text:p>2015-12-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15" calcext:value-type="date">
            <text:p>2015-12-15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date" office:date-value="2015-12-15" calcext:value-type="date">
            <text:p>2015-12-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5-12-16" calcext:value-type="date">
            <text:p>2015-12-16</text:p>
          </table:table-cell>
          <table:table-cell office:value-type="float" office:value="9" calcext:value-type="float">
            <text:p>9</text:p>
          </table:table-cell>
          <table:table-cell table:number-columns-repeated="14"/>
          <table:table-cell office:value-type="date" office:date-value="2015-12-16" calcext:value-type="date">
            <text:p>2015-12-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5-12-17" calcext:value-type="date">
            <text:p>2015-12-17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date" office:date-value="2015-12-17" calcext:value-type="date">
            <text:p>2015-12-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5-12-18" calcext:value-type="date">
            <text:p>2015-12-18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date" office:date-value="2015-12-18" calcext:value-type="date">
            <text:p>2015-12-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5-12-19" calcext:value-type="date">
            <text:p>2015-12-19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date" office:date-value="2015-12-19" calcext:value-type="date">
            <text:p>2015-12-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5-12-20" calcext:value-type="date">
            <text:p>2015-12-20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date" office:date-value="2015-12-20" calcext:value-type="date">
            <text:p>2015-12-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5-12-21" calcext:value-type="date">
            <text:p>2015-12-21</text:p>
          </table:table-cell>
          <table:table-cell office:value-type="float" office:value="6" calcext:value-type="float">
            <text:p>6</text:p>
          </table:table-cell>
          <table:table-cell table:number-columns-repeated="14"/>
          <table:table-cell office:value-type="date" office:date-value="2015-12-21" calcext:value-type="date">
            <text:p>2015-12-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2" calcext:value-type="date">
            <text:p>2015-12-22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date" office:date-value="2015-12-22" calcext:value-type="date">
            <text:p>2015-12-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5-12-23" calcext:value-type="date">
            <text:p>2015-12-23</text:p>
          </table:table-cell>
          <table:table-cell office:value-type="float" office:value="23" calcext:value-type="float">
            <text:p>23</text:p>
          </table:table-cell>
          <table:table-cell table:number-columns-repeated="14"/>
          <table:table-cell office:value-type="date" office:date-value="2015-12-23" calcext:value-type="date">
            <text:p>2015-12-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5-12-24" calcext:value-type="date">
            <text:p>2015-12-24</text:p>
          </table:table-cell>
          <table:table-cell office:value-type="float" office:value="15" calcext:value-type="float">
            <text:p>15</text:p>
          </table:table-cell>
          <table:table-cell table:number-columns-repeated="14"/>
          <table:table-cell office:value-type="date" office:date-value="2015-12-24" calcext:value-type="date">
            <text:p>2015-12-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15-12-25" calcext:value-type="date">
            <text:p>2015-12-25</text:p>
          </table:table-cell>
          <table:table-cell office:value-type="float" office:value="24" calcext:value-type="float">
            <text:p>24</text:p>
          </table:table-cell>
          <table:table-cell table:number-columns-repeated="14"/>
          <table:table-cell office:value-type="date" office:date-value="2015-12-25" calcext:value-type="date">
            <text:p>2015-12-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5-12-26" calcext:value-type="date">
            <text:p>2015-12-26</text:p>
          </table:table-cell>
          <table:table-cell office:value-type="float" office:value="16" calcext:value-type="float">
            <text:p>16</text:p>
          </table:table-cell>
          <table:table-cell table:number-columns-repeated="14"/>
          <table:table-cell office:value-type="date" office:date-value="2015-12-26" calcext:value-type="date">
            <text:p>2015-12-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5-12-27" calcext:value-type="date">
            <text:p>2015-12-27</text:p>
          </table:table-cell>
          <table:table-cell office:value-type="float" office:value="28" calcext:value-type="float">
            <text:p>28</text:p>
          </table:table-cell>
          <table:table-cell table:number-columns-repeated="14"/>
          <table:table-cell office:value-type="date" office:date-value="2015-12-27" calcext:value-type="date">
            <text:p>2015-12-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5-12-28" calcext:value-type="date">
            <text:p>2015-12-28</text:p>
          </table:table-cell>
          <table:table-cell office:value-type="float" office:value="37" calcext:value-type="float">
            <text:p>37</text:p>
          </table:table-cell>
          <table:table-cell table:number-columns-repeated="14"/>
          <table:table-cell office:value-type="date" office:date-value="2015-12-28" calcext:value-type="date">
            <text:p>2015-12-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5-12-29" calcext:value-type="date">
            <text:p>2015-12-29</text:p>
          </table:table-cell>
          <table:table-cell office:value-type="float" office:value="99" calcext:value-type="float">
            <text:p>99</text:p>
          </table:table-cell>
          <table:table-cell table:number-columns-repeated="14"/>
          <table:table-cell office:value-type="date" office:date-value="2015-12-29" calcext:value-type="date">
            <text:p>2015-12-2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15-12-30" calcext:value-type="date">
            <text:p>2015-12-30</text:p>
          </table:table-cell>
          <table:table-cell office:value-type="float" office:value="105" calcext:value-type="float">
            <text:p>105</text:p>
          </table:table-cell>
          <table:table-cell table:number-columns-repeated="14"/>
          <table:table-cell office:value-type="date" office:date-value="2015-12-30" calcext:value-type="date">
            <text:p>2015-12-3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15-12-31" calcext:value-type="date">
            <text:p>2015-12-31</text:p>
          </table:table-cell>
          <table:table-cell office:value-type="float" office:value="156" calcext:value-type="float">
            <text:p>156</text:p>
          </table:table-cell>
          <table:table-cell table:number-columns-repeated="14"/>
          <table:table-cell office:value-type="date" office:date-value="2015-12-31" calcext:value-type="date">
            <text:p>2015-12-3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214" calcext:value-type="float">
            <text:p>214</text:p>
          </table:table-cell>
          <table:table-cell table:number-columns-repeated="14"/>
          <table:table-cell office:value-type="date" office:date-value="2016-01-01" calcext:value-type="date">
            <text:p>2016-01-0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16-01-02" calcext:value-type="date">
            <text:p>2016-01-02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SUM([.B36:.B42])" office:value-type="float" office:value="815" calcext:value-type="float">
            <text:p>815</text:p>
          </table:table-cell>
          <table:table-cell table:number-columns-repeated="12"/>
          <table:table-cell office:value-type="date" office:date-value="2016-01-02" calcext:value-type="date">
            <text:p>2016-01-02</text:p>
          </table:table-cell>
          <table:table-cell office:value-type="float" office:value="176" calcext:value-type="float">
            <text:p>176</text:p>
          </table:table-cell>
        </table:table-row>
      </table:table>
      <table:named-expressions/>
      <table:database-ranges>
        <table:database-range table:name="__Anonymous_Sheet_DB__0" table:target-range-address="'Repos per org'.A1:'Repos per org'.B711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Created.A2:Created.A7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2">00/00/0000</text:date>, <text:time style:data-style-name="N2" text:time-value="10:20:16.834865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1T01:59:26.203094714</meta:creation-date>
    <dc:date>2016-01-02T10:26:00.036247952</dc:date>
    <meta:editing-duration>PT11H41M56S</meta:editing-duration>
    <meta:editing-cycles>6</meta:editing-cycles>
    <meta:generator>LibreOffice/5.0.2.2$Linux_X86_64 LibreOffice_project/00m0$Build-2</meta:generator>
    <meta:document-statistic meta:table-count="3" meta:cell-count="173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svg:stroke-color="#003366" draw:fill-color="#00336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35cm" svg:height="10.785cm" xlink:href=".." xlink:type="simple" chart:class="chart:bar" chart:style-name="ch1">
        <chart:title svg:x="5.772cm" svg:y="0.351cm" chart:style-name="ch2">
          <text:p>Number of Repositories per Org</text:p>
        </chart:title>
        <chart:plot-area chart:style-name="ch3" table:cell-range-address="'Repos per org'.A1:'Repos per org'.A711" chart:data-source-has-labels="row" svg:x="0.706cm" svg:y="0.878cm" svg:width="16.966cm" svg:height="8.831cm">
          <chartooo:coordinate-region svg:x="1.327cm" svg:y="1.077cm" svg:width="16.345cm" svg:height="8.433cm"/>
          <chart:axis chart:dimension="x" chart:name="primary-x" chart:style-name="ch4">
            <chart:title svg:x="7.65cm" svg:y="9.924cm" chart:style-name="ch5">
              <text:p>Orgs in Sorted Order</text:p>
            </chart:title>
          </chart:axis>
          <chart:axis chart:dimension="y" chart:name="primary-y" chart:style-name="ch6">
            <chart:title svg:x="0cm" svg:y="7.057cm" chart:style-name="ch7">
              <text:p>Number of Repositories</text:p>
            </chart:title>
            <chart:grid chart:style-name="ch8" chart:class="major"/>
          </chart:axis>
          <chart:series chart:style-name="ch9" chart:values-cell-range-address="'Repos per org'.A2:'Repos per org'.A711" chart:label-cell-address="'Repos per org'.A1:'Repos per org'.A1" chart:class="chart:bar">
            <chart:regression-curve chart:style-name="ch10">
              <chart:equation chart:display-equation="true" chart:display-r-square="false" svg:x="3.995cm" svg:y="6.825cm"/>
            </chart:regression-curve>
            <chart:data-point chart:repeated="190"/>
            <chart:data-point chart:style-name="ch11"/>
            <chart:data-point chart:repeated="5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repos</text:p>
                <draw:g>
                  <svg:desc>'Repos per org'.A1:'Repos per org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'Repos per org'.A2:'Repos per org'.A7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36cm" svg:height="10.839cm" xlink:href=".." xlink:type="simple" chart:class="chart:bar" chart:style-name="ch1">
        <chart:title svg:x="3.564cm" svg:y="0.352cm" chart:style-name="ch2">
          <text:p>Time Created of the Top 1000 Golang Repos on Github</text:p>
        </chart:title>
        <chart:plot-area chart:style-name="ch3" table:cell-range-address="Created.A2:Created.B71 Created.B1:Created.B1" chart:data-source-has-labels="both" svg:x="1.371cm" svg:y="1.373cm" svg:width="16.305cm" svg:height="8.269cm">
          <chartooo:coordinate-region svg:x="1.992cm" svg:y="1.373cm" svg:width="15.387cm" svg:height="6.678cm"/>
          <chart:axis chart:dimension="x" chart:name="primary-x" chart:style-name="ch4" chartooo:axis-type="auto">
            <chartooo:date-scale/>
            <chart:title svg:x="9.122cm" svg:y="9.858cm" chart:style-name="ch5">
              <text:p>Time</text:p>
            </chart:title>
            <chart:categories table:cell-range-address="Created.A2:Created.A71"/>
          </chart:axis>
          <chart:axis chart:dimension="y" chart:name="primary-y" chart:style-name="ch6">
            <chart:title svg:x="0.451cm" svg:y="6.768cm" chart:style-name="ch7">
              <text:p>Number Created</text:p>
            </chart:title>
            <chart:grid chart:style-name="ch8" chart:class="major"/>
          </chart:axis>
          <chart:series chart:style-name="ch9" chart:values-cell-range-address="Created.B2:Created.B71" chart:label-cell-address="Created.B1:Created.B1" chart:class="chart:bar">
            <chart:data-point chart:repeated="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created repos</text:p>
                <draw:g>
                  <svg:desc>Created.B1:Created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9-11</text:p>
                <draw:g>
                  <svg:desc>Created.A2:Created.A71</svg:desc>
                </draw:g>
              </table:table-cell>
              <table:table-cell office:value-type="float" office:value="8">
                <text:p>8</text:p>
                <draw:g>
                  <svg:desc>Created.B2:Created.B71</svg:desc>
                </draw:g>
              </table:table-cell>
            </table:table-row>
            <table:table-row>
              <table:table-cell office:value-type="string">
                <text:p>2009-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0-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0-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0-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0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-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1-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1-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1-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1-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1-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1-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1-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1-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1-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1-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2-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2-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2-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2-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-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2-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2-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2-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2-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2-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2-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-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3-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3-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3-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3-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3-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3-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3-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3-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3-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3-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3-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3-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4-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4-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4-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4-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14-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4-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14-0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15-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15-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5-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15-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5-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5-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5-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5-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5-1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45cm" svg:height="10.42cm" xlink:href=".." xlink:type="simple" chart:class="chart:bar" chart:style-name="ch1">
        <chart:title svg:x="7.166cm" svg:y="0.344cm" chart:style-name="ch2">
          <text:p>Day Last Updated</text:p>
        </chart:title>
        <chart:plot-area chart:style-name="ch3" table:cell-range-address="Updated.A1:Updated.B42" chart:data-source-has-labels="both" svg:x="0.952cm" svg:y="1.356cm" svg:width="16.73cm" svg:height="8.356cm">
          <chartooo:coordinate-region svg:x="1.759cm" svg:y="1.555cm" svg:width="15.923cm" svg:height="7.51cm"/>
          <chart:axis chart:dimension="x" chart:name="primary-x" chart:style-name="ch4" chartooo:axis-type="auto">
            <chartooo:date-scale/>
            <chart:title svg:x="8.969cm" svg:y="9.86cm" chart:style-name="ch5">
              <text:p>Day</text:p>
            </chart:title>
            <chart:categories table:cell-range-address="Updated.A2:Updated.A42"/>
          </chart:axis>
          <chart:axis chart:dimension="y" chart:name="primary-y" chart:style-name="ch6">
            <chart:title svg:x="0.032cm" svg:y="6.861cm" chart:style-name="ch7">
              <text:p>Number of Repos</text:p>
            </chart:title>
            <chart:grid chart:style-name="ch8" chart:class="major"/>
          </chart:axis>
          <chart:series chart:style-name="ch9" chart:values-cell-range-address="Updated.B2:Updated.B42" chart:label-cell-address="Updated.B1:Updated.B1" chart:class="chart:bar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Updated.B1:Updated.B1</svg:desc>
                </draw:g>
              </table:table-cell>
            </table:table-row>
          </table:table-header-rows>
          <table:table-rows>
            <table:table-row>
              <table:table-cell office:value-type="float" office:value="42270">
                <text:p>42270</text:p>
                <draw:g>
                  <svg:desc>Updated.A2:Updated.A42</svg:desc>
                </draw:g>
              </table:table-cell>
              <table:table-cell office:value-type="float" office:value="1">
                <text:p>1</text:p>
                <draw:g>
                  <svg:desc>Updated.B2:Updated.B42</svg:desc>
                </draw:g>
              </table:table-cell>
            </table:table-row>
            <table:table-row>
              <table:table-cell office:value-type="float" office:value="42312">
                <text:p>423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313">
                <text:p>42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18">
                <text:p>42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21">
                <text:p>42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322">
                <text:p>42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324">
                <text:p>42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29">
                <text:p>42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332">
                <text:p>42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35">
                <text:p>42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337">
                <text:p>42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338">
                <text:p>42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343">
                <text:p>42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344">
                <text:p>423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346">
                <text:p>423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347">
                <text:p>423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348">
                <text:p>423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349">
                <text:p>423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350">
                <text:p>423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351">
                <text:p>423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352">
                <text:p>423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353">
                <text:p>423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354">
                <text:p>423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355">
                <text:p>423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357">
                <text:p>423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358">
                <text:p>423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359">
                <text:p>423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360">
                <text:p>423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361">
                <text:p>423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362">
                <text:p>423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363">
                <text:p>423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364">
                <text:p>423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365">
                <text:p>423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366">
                <text:p>423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367">
                <text:p>423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2368">
                <text:p>4237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2369">
                <text:p>423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2371">
                <text:p>42370</text:p>
              </table:table-cell>
              <table:table-cell office:value-type="float" office:value="176">
                <text:p>1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